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3dcc85" officeooo:paragraph-rsid="003dcc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day</text:p>
      <text:p text:style-name="P1"><text:tab/></text:p>
      <text:p text:style-name="P1"><text:tab/>Fried Broccoli<text:tab/><text:tab/><text:tab/>fried Asparagus Stems<text:tab/><text:tab/>Fried Jalapeno Pepper <text:tab/><text:tab/><text:tab/><text:tab/><text:tab/><text:tab/><text:tab/><text:tab/><text:tab/><text:tab/>leaves</text:p>
      <text:p text:style-name="P1"><text:tab/><text:tab/></text:p>
      <text:p text:style-name="P1">Tuesday</text:p>
      <text:p text:style-name="P1"/>
      <text:p text:style-name="P1"><text:tab/>Fish Eye Soup<text:tab/><text:tab/><text:tab/>Fish Scale Sandwiches<text:tab/><text:tab/>Spinach Salad</text:p>
      <text:p text:style-name="P1"/>
      <text:p text:style-name="P1"/>
      <text:p text:style-name="P1">Wednesday</text:p>
      <text:p text:style-name="P1"/>
      <text:p text:style-name="P1"><text:tab/>Fish Fin Salad<text:tab/><text:tab/><text:tab/>Deep Fried Earthworms<text:tab/><text:tab/>Fried Dandelion Flow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6:17:21.878000000</meta:creation-date>
    <meta:editing-cycles>2</meta:editing-cycles>
    <meta:generator>LibreOffice/5.2.3.3$Windows_x86 LibreOffice_project/d54a8868f08a7b39642414cf2c8ef2f228f780cf</meta:generator>
    <meta:editing-duration>PT3M53S</meta:editing-duration>
    <dc:title>Blank</dc:title>
    <meta:initial-creator>Todd Vance</meta:initial-creator>
    <meta:printed-by>Todd Vance</meta:printed-by>
    <meta:print-date>2017-02-18T16:20:33.306000000</meta:print-date>
    <dc:date>2017-02-18T16:21:13.445000000</dc:date>
    <dc:creator>Todd Vance</dc:creator>
    <meta:document-statistic meta:table-count="0" meta:image-count="0" meta:object-count="0" meta:page-count="1" meta:paragraph-count="8" meta:word-count="29" meta:character-count="221" meta:non-whitespace-character-count="173"/>
    <meta:template xlink:type="simple" xlink:actuate="onRequest" xlink:title="Blank" xlink:href="file:///C:/Users/Todd%20Vance/AppData/Roaming/LibreOffice/4/user/template/Blank.ott" meta:date="2017-02-18T16:17:20.827000000"/>
  </office:meta>
</office:document-meta>
</file>